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Time API in JDK 8</text:p>
      <text:p text:style-name="P1"><text:span text:style-name="T1"/></text:p>
      <text:p text:style-name="P1"><text:span text:style-name="T1">Replaces Date, Calendar, TimeZone, DateFormat. Designed for and integrated into jdk 8.</text:span></text:p>
      <text:p text:style-name="P1"><text:span text:style-name="T1">built from scratch but inspired by joda-time.</text:span></text:p>
      <text:p text:style-name="P1"><text:span text:style-name="T1"/></text:p>
      <text:p text:style-name="P1"><text:span text:style-name="T1">Immutable to work with new java8 features,</text:span></text:p>
      <text:p text:style-name="P1"><text:span text:style-name="T1">type-safe, avoids primitaves where sensible, self documenting, ide friendly</text:span></text:p>
      <text:p text:style-name="P1"><text:span text:style-name="T1"/></text:p>
      <text:p text:style-name="P1"><text:span text:style-name="T1">design principles:</text:span></text:p>
      <text:p text:style-name="P1"><text:span text:style-name="T1">immutable, thread-safe and easily cachable</text:span></text:p>
      <text:p text:style-name="P1"><text:span text:style-name="T1"/></text:p>
      <text:p text:style-name="P1"><text:span text:style-name="T1">LocalDate class: year, month, day, no time, this is useful since someplaces and times don't have a midnight</text:span></text:p>
      <text:p text:style-name="P1"><text:span text:style-name="T1"/></text:p>
      <text:p text:style-name="P1"><text:span text:style-name="T1">Since the date classes are immutable, everything you do has to be assigned to a new variable. </text:span></text:p>
      <text:p text:style-name="P1"><text:span text:style-name="T1"/></text:p>
      <text:p text:style-name="P1"><text:span text:style-name="T1">LocalDate.with() lets you get a new date with some new value, like lastDayOfMonth or next(TUESDAY) etc...</text:span></text:p>
      <text:p text:style-name="P1"><text:span text:style-name="T1"/></text:p>
      <text:p text:style-name="P1"><text:span text:style-name="T1">LocalTime stores hours, mins, seconds, nanoseconds, no date</text:span></text:p>
      <text:p text:style-name="P1"><text:span text:style-name="T1"/></text:p>
      <text:p text:style-name="P1"><text:span text:style-name="T1">Has same types of methods that the LocalDate has, plus, with.</text:span></text:p>
      <text:p text:style-name="P1"><text:span text:style-name="T1"/></text:p>
      <text:p text:style-name="P1"><text:span text:style-name="T1">LocalDateTime, combination of LocalDate and LocalTime, no timezone, all same methods</text:span></text:p>
      <text:p text:style-name="P1"><text:span text:style-name="T1"/></text:p>
      <text:p text:style-name="P1"><text:span text:style-name="T1">Chonology class helps create dates for different calendar systems. There are different date classes for the different dates that come from different calendars. </text:span></text:p>
      <text:p text:style-name="P1"><text:span text:style-name="T1">From methond on the date class converts from one calendars date to another. </text:span></text:p>
      <text:p text:style-name="P1"><text:span text:style-name="T1"/></text:p>
      <text:p text:style-name="P1"><text:span text:style-name="T1">You shouldn't ever have to use hard coded numbers wih the new date classes, that will lead to problems since some calendars have 13 months or other types of issues.</text:span></text:p>
      <text:p text:style-name="P1"><text:span text:style-name="T1"/></text:p>
      <text:p text:style-name="P1"><text:span text:style-name="T1">TimeZone is separated into three classes, </text:span></text:p>
      <text:p text:style-name="P1"><text:span text:style-name="T1">zoneoffset, </text:span></text:p>
      <text:p text:style-name="P1"><text:span text:style-name="T1">zonerules, </text:span></text:p>
      <text:p text:style-name="P1"><text:span text:style-name="T1">zoneid, identifies a specific region</text:span></text:p>
      <text:p text:style-name="P1"><text:span text:style-name="T1"/></text:p>
      <text:p text:style-name="P1"><text:span text:style-name="T1">ZonedDateTime combiens the date, time and timezone. Has all the same kinds of adjusters as the date and time classes.</text:span></text:p>
      <text:p text:style-name="P1"><text:span text:style-name="T1"/></text:p>
      <text:p text:style-name="P1"><text:span text:style-name="T1">These objects all account for daylight savings automatically so sometimes it might go from 1am to 3 am or something else depending on the date. There are functions isGap and isOverlap that let you know if the date has the gap or overlap.</text:span></text:p>
      <text:p text:style-name="P1"><text:span text:style-name="T1"/></text:p>
      <text:p text:style-name="P1"><text:span text:style-name="T1">There is a bridge to convert from the java.sql date to the localdate and time classes.</text:span></text:p>
      <text:p text:style-name="P1"><text:span text:style-name="T1"/></text:p>
      <text:p text:style-name="P1"><text:span text:style-name="T1">Instants: an instantanious point in time. A specific point in time. Like a timestamp for logging. Timezone isn't used, closest to java.util.date. Really should only be used to record an instant in time.</text:span></text:p>
      <text:p text:style-name="P1"><text:span text:style-name="T1"/></text:p>
      <text:p text:style-name="P1"><text:span text:style-name="T1">Amounts: some amount of time, 4 years, 30 seconds, etc...</text:span></text:p>
      <text:p text:style-name="P1"><text:span text:style-name="T1"/></text:p>
      <text:p text:style-name="P1"><text:soft-page-break/><text:span text:style-name="T1">Duration: some support for 24 hour days, hours, minutes, seconds and nanoseconds, time based amount</text:span></text:p>
      <text:p text:style-name="P1"><text:span text:style-name="T1"/></text:p>
      <text:p text:style-name="P1"><text:span text:style-name="T1">Period: date based amount, days, months and years</text:span></text:p>
      <text:p text:style-name="P1"><text:span text:style-name="T1"/></text:p>
      <text:p text:style-name="P1"><text:span text:style-name="T1">Other classes:</text:span></text:p>
      <text:p text:style-name="P1"><text:span text:style-name="T1">Year</text:span></text:p>
      <text:p text:style-name="P1"><text:span text:style-name="T1">YearMonth</text:span></text:p>
      <text:p text:style-name="P1"><text:span text:style-name="T1">MonthDay</text:span></text:p>
      <text:p text:style-name="P1"><text:span text:style-name="T1">Month – enum</text:span></text:p>
      <text:p text:style-name="P1"><text:span text:style-name="T1">DayOfWeek – enum</text:span></text:p>
      <text:p text:style-name="P1"><text:span text:style-name="T1"/></text:p>
      <text:p text:style-name="P1"><text:span text:style-name="T1">length of a SI second is absolute</text:span></text:p>
      <text:p text:style-name="P1"><text:span text:style-name="T1">lenght of a day varies</text:span></text:p>
      <text:p text:style-name="P1"><text:span text:style-name="T1">basically java defines a day as 86400 "seconds" java hides the problem of leap seconds from the developer. </text:span></text:p>
      <text:p text:style-name="P1"><text:span text:style-name="T1"/></text:p>
      <text:p text:style-name="P1"><text:span text:style-name="T1">Java.util.date won't be deprecated</text:span></text:p>
      <text:p text:style-name="P1"><text:span text:style-name="T1"/></text:p>
      <text:p text:style-name="P1"><text:span text:style-name="T1">combining elements:</text:span></text:p>
      <text:p text:style-name="P1"><text:span text:style-name="T1">there are a bunch of at methods, atMonth, atDay, atTime, atOffset, atStartOfDate</text:span></text:p>
      <text:p text:style-name="P1"><text:span text:style-name="T1"/></text:p>
      <text:p text:style-name="P1"><text:span text:style-name="T1">There is also a clock object that can be used to control time for things like testing. </text:span></text:p>
      <text:p text:style-name="P1"><text:span text:style-name="T1"/></text:p>
      <text:p text:style-name="P1"><text:span text:style-name="T1">Use the concrete classes for everything now, don't use the interfaces</text:span></text:p>
      <text:p text:style-name="P1"><text:span text:style-name="T1"/></text:p>
      <text:p text:style-name="P1"><text:span text:style-name="T1">DAYS.between or Period.between figures out the days or months and days and years between two dates.</text:span></text:p>
      <text:p text:style-name="P1"><text:span text:style-name="T1"/></text:p>
      <text:p text:style-name="P1"><text:span text:style-name="T1">When is the "converting to the new date and time api</text:span></text:p>
      <text:p text:style-name="P1"><text:span text:style-name="T1"/></text:p>
      <text:p text:style-name="P1"><text:span text:style-name="T1">threeten.github.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6S</meta:editing-duration>
    <meta:editing-cycles>29</meta:editing-cycles>
    <meta:generator>OpenOffice.org/3.4.1$Win32 OpenOffice.org_project/341m1$Build-9593</meta:generator>
    <dc:date>2013-09-23T13:46:13.09</dc:date>
    <meta:document-statistic meta:table-count="0" meta:image-count="0" meta:object-count="0" meta:page-count="2" meta:paragraph-count="44" meta:word-count="468" meta:character-count="2871"/>
    <meta:user-defined meta:name="Info 1"/>
    <meta:user-defined meta:name="Info 2"/>
    <meta:user-defined meta:name="Info 3"/>
    <meta:user-defined meta:name="Info 4"/>
  </office:meta>
</office:document-meta>
</file>